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top="0in" fo:margin-bottom="0.0972in" style:contextual-spacing="false" fo:line-height="115%"/>
      <style:text-properties officeooo:paragraph-rsid="000cd654"/>
    </style:style>
    <style:style style:name="P2" style:family="paragraph" style:parent-style-name="Text_20_body">
      <style:text-properties officeooo:paragraph-rsid="000cd654"/>
    </style:style>
    <style:style style:name="P3" style:family="paragraph" style:parent-style-name="Horizontal_20_Line">
      <style:paragraph-properties fo:margin-top="0in" fo:margin-bottom="0.0972in" style:contextual-spacing="false" fo:line-height="115%"/>
      <style:text-properties officeooo:paragraph-rsid="000cd654"/>
    </style:style>
    <style:style style:name="P4" style:family="paragraph" style:parent-style-name="Heading_20_1">
      <style:paragraph-properties fo:text-align="start" style:justify-single-word="false"/>
      <style:text-properties officeooo:paragraph-rsid="000cd654"/>
    </style:style>
    <style:style style:name="P5" style:family="paragraph" style:parent-style-name="Heading_20_2">
      <style:text-properties officeooo:paragraph-rsid="000cd654"/>
    </style:style>
    <style:style style:name="P6" style:family="paragraph" style:parent-style-name="Horizontal_20_Line">
      <style:text-properties officeooo:paragraph-rsid="000cd654"/>
    </style:style>
    <style:style style:name="P7" style:family="paragraph" style:parent-style-name="Text_20_body" style:list-style-name="L1">
      <style:text-properties officeooo:paragraph-rsid="000cd654"/>
    </style:style>
    <style:style style:name="P8" style:family="paragraph" style:parent-style-name="Standard">
      <style:paragraph-properties fo:text-align="start" style:justify-single-word="false"/>
      <style:text-properties officeooo:paragraph-rsid="000cd654"/>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Strong_20_Emphasis">Frostholm in the Fog</text:span></text:h>
      <text:p text:style-name="P2">Fog rolls low along the road as Frostholm rises into view — a settlement of steep-roofed houses nestled among frost-bitten pines. Smoke curls from chimneys. Snowmelt trickles through cobblestone paths. Lanterns glow warm, but the light seems thinner than it should be.</text:p>
      <text:p text:style-name="P2">A carved wooden sign greets travelers:</text:p>
      <text:p text:style-name="P2"><text:span text:style-name="Strong_20_Emphasis">FROSTHOLM<text:line-break/>Home of Honest Trades &amp; Hot Springs</text:span></text:p>
      <text:p text:style-name="P3"/>
      <text:h text:style-name="P1" text:outline-level="2"><text:span text:style-name="Strong_20_Emphasis">The Echo Speaks</text:span></text:h>
      <text:p text:style-name="P2">The motes swirl faster. Temperature drops. Frost spirals along the ground in looping, deliberate patterns — forming sigils older than written language.</text:p>
      <text:p text:style-name="P2">Nami inhales sharply.</text:p>
      <text:p text:style-name="P2">“Yori… they’re writing.”</text:p>
      <text:p text:style-name="P2">A voice rises, not heard by ears but felt beneath skin.</text:p>
      <text:p text:style-name="P2"><text:span text:style-name="Emphasis">“Foxfire returns.”</text:span></text:p>
      <text:p text:style-name="P2">Yori stiffens. “Who are you?”</text:p>
      <text:p text:style-name="P2">The motes drift together, merging briefly into the faint silhouette of a fox with many tails — none fully formed, all made of shimmering light.</text:p>
      <text:p text:style-name="P2"><text:span text:style-name="Emphasis">“We are what remains of watchers forgotten.”</text:span><text:line-break/><text:span text:style-name="Emphasis">“The Veils thin. The woods tremble.”</text:span><text:line-break/><text:span text:style-name="Emphasis">“Shadow stirs beneath root and stone.”</text:span></text:p>
      <text:p text:style-name="P2">Nami trembles.<text:line-break/>“The missing hunters…”</text:p>
      <text:p text:style-name="P2">Yori’s throat tightens. “Can we help them?”</text:p>
      <text:p text:style-name="P2">The echo tilts its head.</text:p>
      <text:p text:style-name="P2"><text:span text:style-name="Emphasis">“Help requires sight. You must see what hunts.”</text:span></text:p>
      <text:p text:style-name="P2">A gust sweeps the clearing.</text:p>
      <text:p text:style-name="P2">The motes scatter—</text:p>
      <text:p text:style-name="P2">—just as a low growl rolls from the darkness.</text:p>
      <text:p text:style-name="P3"/>
      <text:h text:style-name="P1" text:outline-level="2"><text:span text:style-name="Strong_20_Emphasis">The Shadow-Touched Wolf</text:span></text:h>
      <text:p text:style-name="P2">From between the trees, a wolf emerges.</text:p>
      <text:p text:style-name="P2"><text:soft-page-break/>Or what was once a wolf.</text:p>
      <text:p text:style-name="P2">Its body ripples like a living ink stain, edges blurring as if reality struggles to contain it.<text:line-break/>Its eyes glow too brightly — not yellow, but white-hot, like cracks in the world letting something leak through.</text:p>
      <text:p text:style-name="P2">Nami’s breath catches.<text:line-break/>“That’s what the hunter saw.”</text:p>
      <text:p text:style-name="P2">The wolf steps into the clearing, jaw peeling open wider than any natural creature’s. Shadows drip from its fur like oil.</text:p>
      <text:p text:style-name="P2">Yori draws steel, feeling foxfire pulse beneath his skin.</text:p>
      <text:p text:style-name="P2">The wolf circles them, testing, tasting the air.</text:p>
      <text:p text:style-name="P2">But then—</text:p>
      <text:p text:style-name="P2">It stops.<text:line-break/>Its head jerks.<text:line-break/>It sniffs… Yori.</text:p>
      <text:p text:style-name="P2">And something in it <text:span text:style-name="Emphasis">recognizes</text:span> him.</text:p>
      <text:p text:style-name="P2">It recoils.</text:p>
      <text:p text:style-name="P2">Yori steadies his blade. “You know me?”</text:p>
      <text:p text:style-name="P2">The wolf snarls, a sound layered with whispers not shaped for mortal throats.</text:p>
      <text:p text:style-name="P2"><text:span text:style-name="Emphasis">“Fox-fire…<text:line-break/>Fox-bind…”</text:span></text:p>
      <text:p text:style-name="P2">Nami grips her staff. “It’s afraid.”</text:p>
      <text:p text:style-name="P2">“No,” Yori says quietly.<text:line-break/>“It’s warning us.”</text:p>
      <text:p text:style-name="P3"/>
      <text:h text:style-name="P1" text:outline-level="2"><text:span text:style-name="Strong_20_Emphasis">The Rift Scar</text:span></text:h>
      <text:p text:style-name="P2">The wolf turns sharply and runs deeper into the forest.</text:p>
      <text:p text:style-name="P2">Not toward Frostholm.</text:p>
      <text:p text:style-name="P2">But toward something else.</text:p>
      <text:p text:style-name="P2">The foxfire echoes drift after it like answering lanterns.</text:p>
      <text:p text:style-name="P2">Yori and Nami follow.</text:p>
      <text:p text:style-name="P2">Branches claw at their cloaks.<text:line-break/>Frost crackles underfoot.<text:line-break/>The wolf’s outline flickers like a candle fighting extinction.</text:p>
      <text:p text:style-name="P2"><text:soft-page-break/>Then—</text:p>
      <text:p text:style-name="P2">They reach it.</text:p>
      <text:p text:style-name="P2">A <text:span text:style-name="Strong_20_Emphasis">gash</text:span> in the earth, long as a fallen tree and filled with roiling shadow.<text:line-break/>The soil around it has blackened.<text:line-break/>The vegetation has twisted — bark spiraling in unnatural patterns.</text:p>
      <text:p text:style-name="P2">The wolf stops at the edge.</text:p>
      <text:p text:style-name="P2">It whimpers.</text:p>
      <text:p text:style-name="P2">Yori stares.<text:line-break/>“This wasn’t here before. Something… tore through.” Nami kneels, touching the corrupted grass.</text:p>
      <text:p text:style-name="P2">“There’s dreamfire here,” she says softly. “And shadow. Twisted together.” Mr. Pickles hisses again, claws scraping Yori’s cloak. The wolf looks at them. Eyes begging.</text:p>
      <text:p text:style-name="P2">Then—</text:p>
      <text:p text:style-name="P2">It leaps into the rift. Swallowed. Gone.</text:p>
      <text:p text:style-name="P2">Nami gasps.<text:line-break/>“Yori!”</text:p>
      <text:p text:style-name="P2">He pulls her back.<text:line-break/>“No. It wasn’t attacking. It was… returning.” Nami shivers. “Returning to what?”</text:p>
      <text:p text:style-name="P2">He doesn’t answer. Because he already feels it:</text:p>
      <text:p text:style-name="P2">Something ancient has pushed its influence into Valenya’s soil.</text:p>
      <text:p text:style-name="P2">Something aware. Something searching. Something that knows foxfire when it wakes.</text:p>
      <text:p text:style-name="P3"/>
      <text:h text:style-name="P1" text:outline-level="2"><text:span text:style-name="Strong_20_Emphasis">A Sign Left Behind</text:span></text:h>
      <text:p text:style-name="P2">The foxfire motes drift downward, hovering above the rift.<text:line-break/>Then they pulse once… twice…</text:p>
      <text:p text:style-name="P2">And carve a simple mark into the frost:</text:p>
      <text:p text:style-name="P2"><text:span text:style-name="Strong_20_Emphasis">A crescent. And a single fox-tail.</text:span></text:p>
      <text:p text:style-name="P2">Nami frowns. “A warning?”</text:p>
      <text:p text:style-name="P2">Yori shakes his head. “No. A message.”</text:p>
      <text:p text:style-name="P2">He kneels, touching the frozen sigil. The moment his skin brushes it, a memory not his own flashes across his vision—</text:p>
      <text:p text:style-name="P2">A Vulpiri pair standing in a clearing, lanterns raised high. An elf beside them. A shadow-creature bound in a circle of light.<text:line-break/>Two blades gleaming — one bright, one dark.</text:p>
      <text:p text:style-name="P2"><text:soft-page-break/>And the feeling that this place…<text:line-break/>this very forest…</text:p>
      <text:p text:style-name="P2">was once sacred to foxfire.</text:p>
      <text:p text:style-name="P2">Nami touches his shoulder.<text:line-break/>“Yori… what did you see?”</text:p>
      <text:p text:style-name="P2">He exhales shakily. “Pieces. But enough to know this isn’t the worst of what’s coming.”</text:p>
      <text:p text:style-name="P2">The motes dim. The forest sighs. And silence returns.</text:p>
      <text:p text:style-name="P3"/>
      <text:h text:style-name="P1" text:outline-level="2"><text:span text:style-name="Strong_20_Emphasis">Frostholm’s Sky Changes</text:span></text:h>
      <text:p text:style-name="P2">As they head back toward the village, something strange happens.</text:p>
      <text:p text:style-name="P2">The moon dims. Just slightly.As though something brushed against it.</text:p>
      <text:p text:style-name="P2">Nami grips Yori’s hand tighter.</text:p>
      <text:p text:style-name="P2">He squeezes back.</text:p>
      <text:p text:style-name="P2">Mr. Pickles flattens himself against Yori’s neck, trembling.</text:p>
      <text:p text:style-name="P2">For the first time since they arrived in Frostholm…<text:line-break/>Yori feels the weight of a memory he doesn’t own settle into his bones.</text:p>
      <text:p text:style-name="P2">Foxfire once guarded these woods.</text:p>
      <text:p text:style-name="P2">Something else guards them now.</text:p>
      <text:p text:style-name="P2">And something ancient has awakened on the other side of a thinning Veil.</text:p>
      <text:p text:style-name="P2"/>
      <text:p text:style-name="P2"/>
      <text:h text:style-name="P4" text:outline-level="1"><text:span text:style-name="Strong_20_Emphasis">✨CHAPTER FIVE — Roots, Ravens, and the Missing</text:span></text:h>
      <text:h text:style-name="P5" text:outline-level="2"><text:span text:style-name="Strong_20_Emphasis">Morning After the Rift</text:span></text:h>
      <text:p text:style-name="P2">Frostholm wakes under a sky that doesn’t quite remember how bright it should be.</text:p>
      <text:p text:style-name="P2">Yori and Nami return to the village at first light, frost clinging to their cloaks and silence clinging to them harder. The gate guards notice immediately.</text:p>
      <text:p text:style-name="P2">“You look like you walked through something,” one mutters.</text:p>
      <text:p text:style-name="P2">“We did,” Yori replies.</text:p>
      <text:p text:style-name="P2"><text:soft-page-break/>Word travels faster than footsteps in a frightened town.</text:p>
      <text:p text:style-name="P2">By the time they reach the square, Mayor Lysandra Frostveil is already waiting. Her blind eyes tilt toward them, unerringly precise.</text:p>
      <text:p text:style-name="P2">“You found it,” she says.</text:p>
      <text:p text:style-name="P2">Nami stiffens. “You knew?”</text:p>
      <text:p text:style-name="P2">Lysandra nods once. “The woods have been restless for days. Trees don’t sleep when something is wrong beneath their roots.”</text:p>
      <text:p text:style-name="P2">Yori exhales. “There’s a tear. A scar. Something crossed through.”</text:p>
      <text:p text:style-name="P2">“And took one of our wolves with it,” Nami adds softly.</text:p>
      <text:p text:style-name="P2">Lysandra’s mouth tightens. “Then the old stories were right.”</text:p>
      <text:p text:style-name="P2">She turns, cloak snapping in the wind. “Come. There are others you need to see.”</text:p>
      <text:h text:style-name="P5" text:outline-level="2"><text:span text:style-name="Strong_20_Emphasis">The Missing Names</text:span></text:h>
      <text:p text:style-name="P2">Inside Frostholm’s meeting hall, a charcoal board leans against the wall.</text:p>
      <text:p text:style-name="P2">Names are written in careful hands.</text:p>
      <text:p text:style-name="P2">Some crossed out.<text:line-break/>Some smudged by tears.<text:line-break/>Some circled — <text:span text:style-name="Emphasis">not found, but not dead</text:span>.</text:p>
      <text:p text:style-name="P2">Three hunters.<text:line-break/>Two children.<text:line-break/>One traveling merchant.</text:p>
      <text:p text:style-name="P2">Yori feels the foxfire stir in his chest — not power, but recognition.</text:p>
      <text:p text:style-name="P2">“They weren’t taken at random,” he says.</text:p>
      <text:p text:style-name="P2">Lysandra nods. “They vanished near the same stretch of forest. Old paths. Forgotten stones.”</text:p>
      <text:p text:style-name="P2">Nami closes her eyes.</text:p>
      <text:p text:style-name="P2">“That’s where the plants stopped singing.”</text:p>
      <text:p text:style-name="P2">The room stills.</text:p>
      <text:p text:style-name="P2">“You hear them?” a hunter asks.</text:p>
      <text:p text:style-name="P2">“Yes,” Nami answers. “And they’re afraid.”</text:p>
      <text:p text:style-name="P2">Before anyone can ask more—</text:p>
      <text:p text:style-name="P2">A horn sounds from the eastern palisade.</text:p>
      <text:p text:style-name="P2">Sharp. Urgent.</text:p>
      <text:p text:style-name="P2"><text:soft-page-break/>Raven-feather sharp.</text:p>
      <text:h text:style-name="P5" text:outline-level="2"><text:span text:style-name="Strong_20_Emphasis">Raven Feathers on Snow</text:span></text:h>
      <text:p text:style-name="P2">The Red Ravens do not march openly.</text:p>
      <text:p text:style-name="P2">They arrive like rot — creeping, quiet, inevitable.</text:p>
      <text:p text:style-name="P2">Scouts are spotted first: dark cloaks, crimson insignia dulled to avoid reflection, moving in practiced silence. Frostholm’s guards tense, gripping spears too tightly.</text:p>
      <text:p text:style-name="P2">Yori watches from the edge of the square, eyes narrowing.</text:p>
      <text:p text:style-name="P2">“They’re not here to attack,” he says. “They’re searching.”</text:p>
      <text:p text:style-name="P2">“For us?” Nami asks.</text:p>
      <text:p text:style-name="P2">“For anyone,” he answers. “And they know something woke in these woods.”</text:p>
      <text:p text:style-name="P2">As if summoned by the thought, a Raven captain steps into view beyond the treeline, raising a gloved hand.</text:p>
      <text:p text:style-name="P2">“We seek missing persons,” the captain calls. “Shadow-tainted creatures have been reported. We are here to assist.”</text:p>
      <text:p text:style-name="P2">Lies delivered calmly are the most dangerous kind.</text:p>
      <text:p text:style-name="P2">Lysandra steps forward before Yori can stop her.</text:p>
      <text:p text:style-name="P2">“Frostholm does not require your assistance.”</text:p>
      <text:p text:style-name="P2">The captain smiles thinly. “You don’t get to decide that anymore.”</text:p>
      <text:p text:style-name="P2">The foxfire in Yori flares — then steadies. Brunn’s voice echoes in his memory: <text:span text:style-name="Emphasis">control before force</text:span>.</text:p>
      <text:p text:style-name="P2">Nami touches his wrist.</text:p>
      <text:p text:style-name="P2">Not yet.</text:p>
      <text:p text:style-name="P6"/>
      <text:h text:style-name="P5" text:outline-level="2"><text:span text:style-name="Strong_20_Emphasis">The Forest Answers First</text:span></text:h>
      <text:p text:style-name="P2">The confrontation never finishes.</text:p>
      <text:p text:style-name="P2">A scream cuts through the tension — from the treeline behind the Ravens.</text:p>
      <text:p text:style-name="P2">Then another.</text:p>
      <text:p text:style-name="P2">And another.</text:p>
      <text:p text:style-name="P2">The forest <text:span text:style-name="Strong_20_Emphasis">moves</text:span>.</text:p>
      <text:p text:style-name="P2">Roots burst from the ground, thick as serpents. Vines lash outward, dragging a Raven scout screaming into the underbrush. Snow explodes into the air as trees twist, bark cracking like bone.</text:p>
      <text:p text:style-name="P2"><text:soft-page-break/>Nami gasps. “That’s not corruption—”</text:p>
      <text:p text:style-name="P2">“That’s defense,” Yori finishes.</text:p>
      <text:p text:style-name="P2">The woods are fighting back.</text:p>
      <text:p text:style-name="P2">The Ravens scatter, formation breaking. The captain shouts orders, but the forest does not care for command structures.</text:p>
      <text:p text:style-name="P2">And then—</text:p>
      <text:p text:style-name="P2">A voice rises from deep within the trees.</text:p>
      <text:p text:style-name="P2">Not loud.</text:p>
      <text:p text:style-name="P2">Not angry.</text:p>
      <text:p text:style-name="P2"><text:span text:style-name="Strong_20_Emphasis">Tired.</text:span></text:p>
      <text:p text:style-name="P6"/>
      <text:h text:style-name="P5" text:outline-level="2"><text:span text:style-name="Strong_20_Emphasis">Willowith the Green</text:span></text:h>
      <text:p text:style-name="P2">The clearing opens like a held breath.</text:p>
      <text:p text:style-name="P2">At its center stands an ancient tree, bark spiraled with runes long overgrown. Vines coil around it — not constricting, but <text:span text:style-name="Emphasis">anchoring</text:span>. Pale green light bleeds from its roots into the soil.</text:p>
      <text:p text:style-name="P2">And bound to the tree, half-formed from leaf and light, stands <text:span text:style-name="Strong_20_Emphasis">Willowith</text:span>.</text:p>
      <text:p text:style-name="P2">Her voice trembles as she speaks.</text:p>
      <text:p text:style-name="P2">“Foxfire walks again.”</text:p>
      <text:p text:style-name="P2">The forest stills.</text:p>
      <text:p text:style-name="P2">Yori steps forward slowly. “You know us?”</text:p>
      <text:p text:style-name="P2">“I know what you carry,” Willowith replies. “And what hunts it.”</text:p>
      <text:p text:style-name="P2">Nami swallows. “The missing villagers—”</text:p>
      <text:p text:style-name="P2">“Sheltered,” Willowith says. “Hidden where roots run deep. But the shadow gnaws. It has learned to follow foxfire’s warmth.”</text:p>
      <text:p text:style-name="P2">Yori glances back toward the scattered Ravens. “And them?”</text:p>
      <text:p text:style-name="P2">Willowith’s expression hardens. “They dig where they should not. They feed the tear without knowing its name.”</text:p>
      <text:p text:style-name="P2">A tremor ripples through the ground — the rift pulsing somewhere nearby.</text:p>
      <text:p text:style-name="P2">Willowith’s light flickers.</text:p>
      <text:p text:style-name="P2">“I cannot hold much longer.”</text:p>
      <text:p text:style-name="P6"/>
      <text:h text:style-name="P5" text:outline-level="2"><text:soft-page-break/><text:span text:style-name="Strong_20_Emphasis">The Choice Without Comfort</text:span></text:h>
      <text:p text:style-name="P2">Lysandra arrives with guards at her back, eyes wide as she takes in the scene.</text:p>
      <text:p text:style-name="P2">“A forest spirit,” she breathes. “Bound.”</text:p>
      <text:p text:style-name="P2">“Anchored,” Willowith corrects. “By choice. If I leave, the tear widens.”</text:p>
      <text:p text:style-name="P2">Yori clenches his fists. “There has to be another way.”</text:p>
      <text:p text:style-name="P2">“There is,” Willowith says gently. “But it costs time. Protection. And blood spilled where it matters.”</text:p>
      <text:p text:style-name="P2">Nami meets her gaze. “Tell us.”</text:p>
      <text:p text:style-name="P2">Willowith’s eyes soften. “Then listen.”</text:p>
      <text:p text:style-name="P2">She gestures, and the ground blooms with images:</text:p>
      <text:list text:style-name="L1">
        <text:list-item>
          <text:p text:style-name="P7">Stone circles fallen into ruin</text:p>
        </text:list-item>
        <text:list-item>
          <text:p text:style-name="P7">Foxfire guardians standing watch</text:p>
        </text:list-item>
        <text:list-item>
          <text:p text:style-name="P7">Ravens carving symbols into earth they do not understand</text:p>
        </text:list-item>
        <text:list-item>
          <text:p text:style-name="P7">The tear widening, slowly, patiently</text:p>
        </text:list-item>
      </text:list>
      <text:p text:style-name="P2">“You cannot seal what you do not yet understand,” Willowith says. “But you can <text:span text:style-name="Strong_20_Emphasis">hold the line</text:span>.”</text:p>
      <text:p text:style-name="P2">The villagers shift uneasily.</text:p>
      <text:p text:style-name="P2">Yori looks at Nami.</text:p>
      <text:p text:style-name="P2">Nami looks back.</text:p>
      <text:p text:style-name="P2">They don’t speak.</text:p>
      <text:p text:style-name="P2">They don’t need to.</text:p>
      <text:p text:style-name="P6"/>
      <text:h text:style-name="P5" text:outline-level="2"><text:span text:style-name="Strong_20_Emphasis">Holding the Line</text:span></text:h>
      <text:p text:style-name="P2">The Ravens retreat by dusk, dragging wounded and curses with them.</text:p>
      <text:p text:style-name="P2">The missing villagers are returned — shaken, alive, wrapped in roots that unwind gently at Willowith’s command. Frostholm weeps openly as children are reunited with parents.</text:p>
      <text:p text:style-name="P2">But nothing feels <text:span text:style-name="Emphasis">won</text:span>.</text:p>
      <text:p text:style-name="P2">The rift still breathes.</text:p>
      <text:p text:style-name="P2">Willowith still flickers.</text:p>
      <text:p text:style-name="P2">And far from Frostholm, something listens.</text:p>
      <text:p text:style-name="P2">That night, Yori and Nami stand at the forest’s edge, lantern light behind them, shadow ahead.</text:p>
      <text:p text:style-name="P2"><text:soft-page-break/>Nami whispers, “We didn’t fix it.”</text:p>
      <text:p text:style-name="P2">Yori answers honestly. “No. But we didn’t run.”</text:p>
      <text:p text:style-name="P2">Mr. Pickles sits between them, tail wrapped tight, eyes on the trees.</text:p>
      <text:p text:style-name="P2">Somewhere deep beneath Valenya’s soil, the Veils strain.</text:p>
      <text:p text:style-name="P2">Foxfire has returned.</text:p>
      <text:p text:style-name="P2">And the world is beginning to remember what that means.</text:p>
      <text:p text:style-name="P8"/>
      <text:h text:style-name="P4" text:outline-level="1"><text:span text:style-name="Strong_20_Emphasis">✨CHAPTER SIX — The Cost of Holding</text:span></text:h>
      <text:p text:style-name="P2"><text:span text:style-name="Emphasis">Present tense · aftermath · quiet consequences · no easy victories</text:span></text:p>
      <text:p text:style-name="P6"/>
      <text:h text:style-name="P5" text:outline-level="2"><text:span text:style-name="Strong_20_Emphasis">What Remains at Dawn</text:span></text:h>
      <text:p text:style-name="P2">Frostholm wakes slower than usual.</text:p>
      <text:p text:style-name="P2">Snow still clings to rooftops, but it’s dirtier now—tracked with bootprints, dragged roots, and places where the ground broke open and never quite closed again. People move carefully, as if afraid the village might crack beneath them if they step too hard.</text:p>
      <text:p text:style-name="P2">Yori and Nami walk the streets together, cloaks drawn tight. They don’t need to speak to feel it.</text:p>
      <text:p text:style-name="P2">The town survived.</text:p>
      <text:p text:style-name="P2">But survival left marks.</text:p>
      <text:p text:style-name="P2">A hunter’s spear leans unused against a wall, bent beyond repair. A shop window is boarded up where roots tore through stone. Someone has painted a crude ward above their door—half remembered, poorly drawn, but desperate.</text:p>
      <text:p text:style-name="P2">Nami pauses beside a child sitting on the steps of a home, staring at the forest.</text:p>
      <text:p text:style-name="P2">“Is it gone?” the child asks.</text:p>
      <text:p text:style-name="P2">Nami kneels. “Not gone. Just… quieter.”</text:p>
      <text:p text:style-name="P2">The child nods, like that answer fits something they already knew.</text:p>
      <text:p text:style-name="P6"/>
      <text:h text:style-name="P5" text:outline-level="2"><text:span text:style-name="Strong_20_Emphasis">Willowith Weakens</text:span></text:h>
      <text:p text:style-name="P2">At the forest’s edge, the clearing looks smaller.</text:p>
      <text:p text:style-name="P2"><text:soft-page-break/>The ancient tree still stands, but its glow is dimmer now. The vines that once moved with purpose sag, their leaves edged with gray.</text:p>
      <text:p text:style-name="P2">Willowith’s form flickers like a candle fighting a draft.</text:p>
      <text:p text:style-name="P2">Yori feels it immediately.<text:line-break/>“So it costs you,” he says.</text:p>
      <text:p text:style-name="P2">Willowith smiles faintly. “Everything costs something.”</text:p>
      <text:p text:style-name="P2">Nami steps closer. “How long can you hold it?”</text:p>
      <text:p text:style-name="P2">Willowith looks past them, toward the earth where the rift scar breathes softly beneath layers of frost and root.</text:p>
      <text:p text:style-name="P2">“Long enough,” she says. “But not forever.”</text:p>
      <text:p text:style-name="P2">Yori clenches his jaw. “We won’t leave you here to fade.”</text:p>
      <text:p text:style-name="P2">Willowith’s eyes soften. “You already carry more than you should. Do not turn compassion into another chain.”</text:p>
      <text:p text:style-name="P2">The ground trembles once—small, contained.</text:p>
      <text:p text:style-name="P2">A reminder.</text:p>
      <text:p text:style-name="P6"/>
      <text:h text:style-name="P5" text:outline-level="2"><text:span text:style-name="Strong_20_Emphasis">The Returned Speak</text:span></text:h>
      <text:p text:style-name="P2">In Frostholm’s meeting hall, the rescued villagers sit wrapped in blankets. Some won’t speak at all. Others can’t stop.</text:p>
      <text:p text:style-name="P2">“They kept us underground,” one hunter mutters. “Not caves. Something… grown. Roots everywhere. Glowing symbols carved into bark.”</text:p>
      <text:p text:style-name="P2">“They weren’t Ravens,” another says. “Not all of them. Some wore feathers. Others wore nothing at all.”</text:p>
      <text:p text:style-name="P2">Yori’s ears twitch. “Nothing?”</text:p>
      <text:p text:style-name="P2">The hunter nods. “Shadows shaped like people. They watched. Like we were livestock.”</text:p>
      <text:p text:style-name="P2">Silence grips the room.</text:p>
      <text:p text:style-name="P2">Nami exhales slowly. “Did they say anything?”</text:p>
      <text:p text:style-name="P2">The merchant swallows. “One of them did. It said… ‘The Veil remembers foxfire.’”</text:p>
      <text:p text:style-name="P2">Yori and Nami exchange a look.</text:p>
      <text:p text:style-name="P2">The shadow is learning.</text:p>
      <text:p text:style-name="P6"/>
      <text:h text:style-name="P5" text:outline-level="2"><text:soft-page-break/><text:span text:style-name="Strong_20_Emphasis">Raven Eyes Still Watching</text:span></text:h>
      <text:p text:style-name="P2">A Frostholm scout reports at midday.</text:p>
      <text:p text:style-name="P2">“Raven patrols pulled back,” she says. “But not far. They’re watching from the ridge.”</text:p>
      <text:p text:style-name="P2">Brunn’s voice carries from the doorway. “That’s not retreat. That’s recalibration.”</text:p>
      <text:p text:style-name="P2">Lysandra Frostveil folds her hands. “They came for the woods. They stayed for the foxes.”</text:p>
      <text:p text:style-name="P2">Her blind gaze settles precisely on Yori and Nami.</text:p>
      <text:p text:style-name="P2">“You didn’t bring danger here,” she says. “But danger followed you.”</text:p>
      <text:p text:style-name="P2">Yori bows his head. “We won’t pretend otherwise.”</text:p>
      <text:p text:style-name="P2">Lysandra’s mouth quirks. “Good. Pretending never saved Frostholm.”</text:p>
      <text:p text:style-name="P6"/>
      <text:h text:style-name="P5" text:outline-level="2"><text:span text:style-name="Strong_20_Emphasis">Quiet Training, Sharper Edges</text:span></text:h>
      <text:p text:style-name="P2">That afternoon, Yori trains alone beyond the palisade.</text:p>
      <text:p text:style-name="P2">Not drills.<text:line-break/>Not sparring.</text:p>
      <text:p text:style-name="P2">Control.</text:p>
      <text:p text:style-name="P2">He moves through the snow slowly, deliberately, letting foxfire rise without letting it <text:span text:style-name="Emphasis">spill</text:span>. Each step leaves a faint shimmer that fades seconds later.</text:p>
      <text:p text:style-name="P2">Brunn watches from a distance, arms crossed.</text:p>
      <text:p text:style-name="P2">“You’re learning the hardest part,” the dwarf says. “Stopping.”</text:p>
      <text:p text:style-name="P2">Yori exhales. “I’m afraid if I don’t, something else will push it for me.”</text:p>
      <text:p text:style-name="P2">Brunn nods once. “That fear’ll keep you alive. Don’t let it make you freeze.”</text:p>
      <text:p text:style-name="P2">Nearby, Nami works with Frostholm’s healers, showing them how to soothe shadow-sick roots with warmth instead of force. The plants respond better to her touch than to blades.</text:p>
      <text:p text:style-name="P2">One of the healers whispers, “You don’t fight the forest. You listen.”</text:p>
      <text:p text:style-name="P2">Nami smiles tiredly. “It took me a while to learn that too.”</text:p>
      <text:p text:style-name="P6"/>
      <text:h text:style-name="P5" text:outline-level="2"><text:span text:style-name="Strong_20_Emphasis">Mr. Pickles Chooses Violence (Briefly)</text:span></text:h>
      <text:p text:style-name="P2">Mr. Pickles launches an unauthorized solo mission against a Raven scout who gets too close to the village.</text:p>
      <text:p text:style-name="P2">The scout flees screaming, convinced Frostholm is guarded by demon squirrels.</text:p>
      <text:p text:style-name="P2"><text:soft-page-break/>Morale improves slightly.</text:p>
      <text:p text:style-name="P6"/>
      <text:h text:style-name="P5" text:outline-level="2"><text:span text:style-name="Strong_20_Emphasis">The Choice Returns</text:span></text:h>
      <text:p text:style-name="P2">At dusk, Yori and Nami sit on a low wall overlooking the forest. Lanterns glow behind them. Shadows stretch ahead.</text:p>
      <text:p text:style-name="P2">Nami breaks the silence. “If we stay, Frostholm becomes a target.”</text:p>
      <text:p text:style-name="P2">Yori nods. “If we leave, the forest weakens faster.”</text:p>
      <text:p text:style-name="P2">“And Willowith pays the price,” she adds.</text:p>
      <text:p text:style-name="P2">The foxfire between them hums softly, unsettled.</text:p>
      <text:p text:style-name="P2">Lysandra joins them quietly.</text:p>
      <text:p text:style-name="P2">“The Sanctuary teaches,” she says. “But Frostholm tests. You’ve held the line longer than most could.”</text:p>
      <text:p text:style-name="P2">She turns her face toward the stars. “The world won’t give you a clean answer. Only timing.”</text:p>
      <text:p text:style-name="P2">Yori stares at the trees. “Then we make one.”</text:p>
      <text:p text:style-name="P6"/>
      <text:h text:style-name="P5" text:outline-level="2"><text:span text:style-name="Strong_20_Emphasis">A Message on the Wind</text:span></text:h>
      <text:p text:style-name="P2">That night, as they prepare to rest, the foxfire flares—not violently, but <text:span text:style-name="Emphasis">focused</text:span>.</text:p>
      <text:p text:style-name="P2">A whisper brushes both their minds at once.</text:p>
      <text:p text:style-name="P2"><text:span text:style-name="Emphasis">“The roots can hold… if the watchers move.”</text:span></text:p>
      <text:p text:style-name="P2">Nami inhales sharply. “That was Willowith.”</text:p>
      <text:p text:style-name="P2">Yori grips her hand. “She’s telling us what she can’t say out loud.”</text:p>
      <text:p text:style-name="P2">They understand.</text:p>
      <text:p text:style-name="P2">Frostholm will endure—<text:line-break/>for now.</text:p>
      <text:p text:style-name="P2">But the next step lies beyond the village.</text:p>
      <text:p text:style-name="P2">Toward answers.<text:line-break/>Toward daggers.<text:line-break/>Toward the hands moving Ravens and shadows alike.</text:p>
      <text:p text:style-name="P2">Mr. Pickles curls between them, tail tight, as if bracing for the road.</text:p>
      <text:p text:style-name="P2">Yori looks east.</text:p>
      <text:p text:style-name="P2">Nami looks with him.</text:p>
      <text:p text:style-name="P2"><text:soft-page-break/>The forest sighs behind them.</text:p>
      <text:p text:style-name="P2">And somewhere far away, a city watches its gates.</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2T14:07:14.383997700</meta:creation-date>
    <dc:date>2025-12-12T14:07:36.523372100</dc:date>
    <meta:editing-duration>PT22S</meta:editing-duration>
    <meta:editing-cycles>1</meta:editing-cycles>
    <meta:document-statistic meta:table-count="0" meta:image-count="0" meta:object-count="0" meta:page-count="13" meta:paragraph-count="282" meta:word-count="2611" meta:character-count="15871" meta:non-whitespace-character-count="13536"/>
    <meta:generator>LibreOffice/25.2.6.2$Windows_X86_64 LibreOffice_project/729c5bfe710f5eb71ed3bbde9e06a6065e9c6c5d</meta:generator>
  </office:meta>
</office:document-meta>
</file>